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ource-code-pro" svg:font-family="source-code-pro, Menlo, Monaco, Consolas, 'Courier New', monospace"/>
  </office:font-face-decls>
  <office:automatic-styles>
    <style:style style:name="P1" style:family="paragraph" style:parent-style-name="Preformatted_20_Text">
      <style:text-properties officeooo:rsid="001da9bc" officeooo:paragraph-rsid="001da9bc"/>
    </style:style>
    <style:style style:name="P2" style:family="paragraph" style:parent-style-name="Standard">
      <style:text-properties officeooo:rsid="001da9bc" officeooo:paragraph-rsid="001da9bc"/>
    </style:style>
    <style:style style:name="P3" style:family="paragraph" style:parent-style-name="Standard">
      <style:text-properties fo:color="#000000" loext:opacity="100%" fo:font-size="12pt" fo:font-weight="bold" officeooo:rsid="001da9bc" officeooo:paragraph-rsid="001da9bc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1da9bc" officeooo:paragraph-rsid="001da9bc"/>
    </style:style>
    <style:style style:name="P5" style:family="paragraph" style:parent-style-name="Standard">
      <style:text-properties officeooo:rsid="001def61" officeooo:paragraph-rsid="001def61"/>
    </style:style>
    <style:style style:name="T1" style:family="text">
      <style:text-properties fo:font-variant="normal" fo:text-transform="none" fo:color="#000000" loext:opacity="100%" style:font-name="source-code-pro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pezar con react</text:p>
      <text:p text:style-name="P2"/>
      <text:p text:style-name="P2">Para empezar tenemos que crear una carpeta donde guardaremos la carpeta del proyecto, una vez creada ejecutamos este comando en la terminal de nuestro programa usado para trabajar</text:p>
      <text:p text:style-name="P2"/>
      <text:p text:style-name="P1"><text:span text:style-name="Source_20_Text"><text:span text:style-name="T1">npx create-react-app my-app</text:span></text:span></text:p>
      <text:p text:style-name="P3"/>
      <text:p text:style-name="P2">(my-app es el nombre que tendrá la carpeta al crearse)</text:p>
      <text:p text:style-name="P2"/>
      <text:p text:style-name="P5">Tras crearse la carpeta escribimos:<text:span text:style-name="T3"> cd my-app</text:span> y seguidamente <text:span text:style-name="T3">npm-start</text:span>, de esta manera iniciaremos nuestra aplicació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ource-code-pro" svg:font-family="source-code-pro, Menlo, Monaco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9:59:36.667000000</meta:creation-date>
    <dc:date>2022-10-18T20:24:44.776000000</dc:date>
    <meta:editing-duration>PT22M56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" meta:word-count="60" meta:character-count="394" meta:non-whitespace-character-count="339"/>
  </office:meta>
</office:document-meta>
</file>